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2" style:parent-style-name="Normal" style:family="paragraph">
      <style:paragraph-properties fo:line-height="150%"/>
      <style:text-properties style:font-name="Times New Roman" style:font-name-complex="Times New Roman" fo:font-size="12pt" style:font-size-asian="12pt"/>
    </style:style>
    <style:style style:name="P3" style:parent-style-name="Normal" style:family="paragraph">
      <style:paragraph-properties fo:line-height="150%"/>
    </style:style>
    <style:style style:name="T4" style:parent-style-name="DefaultParagraphFont" style:family="text">
      <style:text-properties style:font-name="Times New Roman" style:font-name-complex="Times New Roman" fo:font-size="12pt" style:font-size-asian="12pt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size="12pt" style:font-size-asian="12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="Times New Roman" style:font-name-complex="Times New Roman" fo:font-size="12pt" style:font-size-asian="12pt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/>
    </style:style>
    <style:style style:name="P16" style:parent-style-name="Normal" style:family="paragraph">
      <style:paragraph-properties fo:line-height="150%"/>
      <style:text-properties style:font-name="Times New Roman" style:font-name-complex="Times New Roman" fo:font-size="12pt" style:font-size-asian="12pt"/>
    </style:style>
    <style:style style:name="P17" style:parent-style-name="Normal" style:family="paragraph">
      <style:paragraph-properties fo:line-height="150%"/>
      <style:text-properties style:font-name="Times New Roman" style:font-name-complex="Times New Roman" fo:font-size="12pt" style:font-size-asian="12pt"/>
    </style:style>
    <style:style style:name="P18" style:parent-style-name="Normal" style:family="paragraph">
      <style:paragraph-properties fo:line-height="150%"/>
    </style:style>
    <style:style style:name="T19" style:parent-style-name="DefaultParagraphFont" style:family="text">
      <style:text-properties style:font-name="Times New Roman" style:font-name-complex="Times New Roman" fo:font-size="12pt" style:font-size-asian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/>
    </style:style>
    <style:style style:name="P25" style:parent-style-name="Normal" style:family="paragraph">
      <style:paragraph-properties fo:line-height="150%"/>
    </style:style>
    <style:style style:name="T26" style:parent-style-name="DefaultParagraphFont" style:family="text">
      <style:text-properties style:font-name="Times New Roman" style:font-name-complex="Times New Roman" fo:font-size="12pt" style:font-size-asian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/>
    </style:style>
    <style:style style:name="P37" style:parent-style-name="Normal" style:family="paragraph">
      <style:paragraph-properties fo:line-height="150%"/>
    </style:style>
    <style:style style:name="T38" style:parent-style-name="DefaultParagraphFont" style:family="text">
      <style:text-properties style:font-name="Times New Roman" style:font-name-complex="Times New Roman" fo:font-size="12pt" style:font-size-asian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style:font-name-complex="Times New Roman" fo:font-size="12pt" style:font-size-asian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/>
    </style:style>
    <style:style style:name="T48" style:parent-style-name="DefaultParagraphFont" style:family="text">
      <style:text-properties style:font-name="Times New Roman" style:font-name-complex="Times New Roman" fo:font-size="12pt" style:font-size-asian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/>
    </style:style>
    <style:style style:name="P53" style:parent-style-name="Normal" style:family="paragraph">
      <style:paragraph-properties fo:line-height="150%"/>
    </style:style>
    <style:style style:name="T54" style:parent-style-name="DefaultParagraphFont" style:family="text">
      <style:text-properties style:font-name="Times New Roman" style:font-name-complex="Times New Roman" fo:font-size="12pt" style:font-size-asian="12pt"/>
    </style:style>
  </office:automatic-styles>
  <office:body>
    <office:text text:use-soft-page-breaks="true">
      <text:p text:style-name="P1">User guide</text:p>
      <text:p text:style-name="P2">Welcome to quiz game Edu game!</text:p>
      <text:p text:style-name="P3"><text:span text:style-name="T4">When you open this Web application, the first page you will see is<text:s/></text:span><text:span text:style-name="T5">Login<text:s/></text:span><text:span text:style-name="T6">P</text:span><text:span text:style-name="T7">age</text:span><text:span text:style-name="T8">.</text:span></text:p>
      <text:p text:style-name="P9"><text:span text:style-name="T10">If you not registered yet, click on “Go to<text:s/></text:span><text:span text:style-name="T11">R</text:span><text:span text:style-name="T12">egistration<text:s/></text:span><text:span text:style-name="T13">P</text:span><text:span text:style-name="T14">age</text:span><text:span text:style-name="T15">”. Enter your name, email and password (name and password should contain at least 5 characters). If everything was right, you will see the message “User has been registered successfully”.</text:span></text:p>
      <text:p text:style-name="P16">Congratulations! Now you have become the part of our world!</text:p>
      <text:p text:style-name="P17">If you already have an account, you need to enter your email and password. Then click on “Login”.<text:s/></text:p>
      <text:p text:style-name="P18"><text:span text:style-name="T19">Now you can choose<text:s/></text:span><text:span text:style-name="T20">to add words, play, or return to the<text:s/></text:span><text:span text:style-name="T21">Login<text:s/></text:span><text:span text:style-name="T22">P</text:span><text:span text:style-name="T23">age</text:span><text:span text:style-name="T24">.<text:s/></text:span></text:p>
      <text:p text:style-name="P25"><text:span text:style-name="T26">Click on “</text:span><text:span text:style-name="T27">Add new word</text:span><text:span text:style-name="T28">” button<text:s/></text:span><text:span text:style-name="T29">to be able to enter words and their definitions into your list</text:span><text:span text:style-name="T30">.</text:span><text:span text:style-name="T31"><text:s/>You can press<text:s/></text:span><text:span text:style-name="T32">Save</text:span><text:span text:style-name="T33"><text:s/>to add your word to your list or<text:s/></text:span><text:span text:style-name="T34">Reset</text:span><text:span text:style-name="T35"><text:s/>to cancel entering a word and refresh the page.</text:span><text:span text:style-name="T36"><text:s/></text:span></text:p>
      <text:p text:style-name="P37"><text:span text:style-name="T38">Click on “</text:span><text:span text:style-name="T39">Play game!</text:span><text:span text:style-name="T40">” to test your knowledge of your words. You’ll need to type corresponding definitions for your words.<text:s/></text:span><text:span text:style-name="T41">For every right word you will get 1 point.<text:s/></text:span><text:span text:style-name="T42">You can press<text:s/></text:span><text:span text:style-name="T43">Save</text:span><text:span text:style-name="T44"><text:s/>to check accuracy of your inputs and<text:s/></text:span><text:span text:style-name="T45">see</text:span><text:span text:style-name="T46"><text:s/>your score</text:span><text:span text:style-name="T47">,</text:span><text:span text:style-name="T48"><text:s/>or<text:s/></text:span><text:span text:style-name="T49">Reset</text:span><text:span text:style-name="T50"><text:s/>to cancel entering a</text:span><text:span text:style-name="T51">nswers</text:span><text:span text:style-name="T52"><text:s/>and refresh the page.</text:span></text:p>
      <text:p text:style-name="P53"><text:span text:style-name="T54">Have a nice gam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islavs Plociņš</meta:initial-creator>
    <dc:creator>Vladislavs Plociņš</dc:creator>
    <meta:creation-date>2018-08-31T10:00:00Z</meta:creation-date>
    <dc:date>2018-08-31T10:00:00Z</dc:date>
    <meta:template xlink:href="Normal" xlink:type="simple"/>
    <meta:editing-cycles>2</meta:editing-cycles>
    <meta:editing-duration>PT0S</meta:editing-duration>
    <meta:document-statistic meta:page-count="1" meta:paragraph-count="2" meta:word-count="165" meta:character-count="1110" meta:row-count="7" meta:non-whitespace-character-count="947"/>
  </office:meta>
</office:document-meta>
</file>